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5866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5362in"/>
    </style:style>
    <style:style style:name="co10" style:family="table-column">
      <style:table-column-properties fo:break-before="auto" style:column-width="0.71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ISEVEN(ROW()))" style:apply-style-name="BGGray" style:base-cell-address="Attacks.A2"/>
    </style:style>
    <style:style style:name="ce2" style:family="table-cell" style:parent-style-name="BGGray">
      <style:table-cell-properties style:text-align-source="fix" style:repeat-content="false" style:vertical-align="automatic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map style:condition="is-true-formula(ISEVEN(ROW()))" style:apply-style-name="BGGray" style:base-cell-address="Attacks.A2"/>
    </style:style>
  </office:automatic-styles>
  <office:body>
    <office:spreadsheet>
      <table:calculation-settings table:automatic-find-labels="false" table:use-regular-expressions="false" table:use-wildcards="true"/>
      <table:table table:name="Attack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5" table:number-columns-repeated="3" table:default-cell-style-name="ce1"/>
        <table:table-column table:style-name="co11" table:number-columns-repeated="1005" table:default-cell-style-name="ce1"/>
        <table:table-column table:style-name="co11" table:number-columns-repeated="15357" table:default-cell-style-name="Default"/>
        <table:table-row table:style-name="ro1">
          <table:table-cell table:style-name="BGGray" office:value-type="string" calcext:value-type="string">
            <text:p>FighterIndex</text:p>
          </table:table-cell>
          <table:table-cell table:style-name="BGGray" office:value-type="string" calcext:value-type="string">
            <text:p>Name</text:p>
          </table:table-cell>
          <table:table-cell table:style-name="ce2" office:value-type="string" calcext:value-type="string">
            <text:p>CopyAttack</text:p>
          </table:table-cell>
          <table:table-cell table:style-name="ce2" office:value-type="string" calcext:value-type="string">
            <text:p>Animation</text:p>
          </table:table-cell>
          <table:table-cell table:style-name="ce2" office:value-type="string" calcext:value-type="string">
            <text:p>ReqStance</text:p>
          </table:table-cell>
          <table:table-cell table:style-name="ce2" office:value-type="string" calcext:value-type="string">
            <text:p>FollowupFrom</text:p>
          </table:table-cell>
          <table:table-cell table:style-name="ce2" office:value-type="string" calcext:value-type="string">
            <text:p>Stances</text:p>
          </table:table-cell>
          <table:table-cell table:style-name="ce2" office:value-type="string" calcext:value-type="string">
            <text:p>NextAction</text:p>
          </table:table-cell>
          <table:table-cell table:style-name="ce2" office:value-type="string" calcext:value-type="string">
            <text:p>ButtonPressed</text:p>
          </table:table-cell>
          <table:table-cell table:style-name="ce2" office:value-type="string" calcext:value-type="string">
            <text:p>ButtonHeld</text:p>
          </table:table-cell>
          <table:table-cell table:style-name="ce2" office:value-type="string" calcext:value-type="string">
            <text:p>AttackLevel</text:p>
          </table:table-cell>
          <table:table-cell table:style-name="ce2" office:value-type="string" calcext:value-type="string">
            <text:p>Power</text:p>
          </table:table-cell>
          <table:table-cell table:style-name="BGGray" office:value-type="string" calcext:value-type="string">
            <text:p>Startup</text:p>
          </table:table-cell>
          <table:table-cell table:style-name="BGGray" office:value-type="string" calcext:value-type="string">
            <text:p>Active</text:p>
          </table:table-cell>
          <table:table-cell table:style-name="BGGray" office:value-type="string" calcext:value-type="string">
            <text:p>Recovery</text:p>
          </table:table-cell>
          <table:table-cell table:style-name="BGGray" office:value-type="string" calcext:value-type="string">
            <text:p>AnimLoop</text:p>
          </table:table-cell>
          <table:table-cell table:style-name="BGGray" office:value-type="string" calcext:value-type="string">
            <text:p>AnimSpeed</text:p>
          </table:table-cell>
          <table:table-cell table:style-name="BGGray" office:value-type="string" calcext:value-type="string">
            <text:p>AnimStart</text:p>
          </table:table-cell>
          <table:table-cell table:style-name="BGGray" office:value-type="string" calcext:value-type="string">
            <text:p>AnimEnd</text:p>
          </table:table-cell>
          <table:table-cell table:style-name="BGGray" table:number-columns-repeated="16362"/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Jab</text:p>
          </table:table-cell>
          <table:table-cell/>
          <table:table-cell office:value-type="string" calcext:value-type="string">
            <text:p>Punch</text:p>
          </table:table-cell>
          <table:table-cell table:number-columns-repeated="4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Cro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b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High Kick</text:p>
          </table:table-cell>
          <table:table-cell/>
          <table:table-cell office:value-type="string" calcext:value-type="string">
            <text:p>High Kick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eavy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Far Kick</text:p>
          </table:table-cell>
          <table:table-cell/>
          <table:table-cell office:value-type="string" calcext:value-type="string">
            <text:p>Far Spin Kick</text:p>
          </table:table-cell>
          <table:table-cell table:number-columns-repeated="4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uperHeavy</text:p>
          </table:table-cell>
          <table:table-cell office:value-type="float" office:value="3.5" calcext:value-type="float">
            <text:p>3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Knee</text:p>
          </table:table-cell>
          <table:table-cell/>
          <table:table-cell office:value-type="string" calcext:value-type="string">
            <text:p>Knee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eavy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Crouch Punch</text:p>
          </table:table-cell>
          <table:table-cell/>
          <table:table-cell office:value-type="string" calcext:value-type="string">
            <text:p>Crouch Punch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366"/>
        </table:table-row>
        <table:table-row table:style-name="ro1" table:number-rows-repeated="1048568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Attacks.A2:Attacks.AMJ1048576">
            <calcext:condition calcext:apply-style-name="BGGray" calcext:value="formula-is(ISEVEN(ROW()))" calcext:base-cell-address="Attacks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Gray" style:family="table-cell" style:parent-style-name="Default">
      <style:table-cell-properties fo:background-color="#dddddd" style:diagonal-bl-tr="none" style:diagonal-tl-br="none" fo:border="non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17T20:15:43.895164233</dc:date>
    <meta:editing-duration>PT57M51S</meta:editing-duration>
    <meta:editing-cycles>12</meta:editing-cycles>
    <meta:document-statistic meta:table-count="1" meta:cell-count="76" meta:object-count="0"/>
  </office:meta>
</office:document-meta>
</file>